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Оценак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Bтеор</text:p>
          </table:table-cell>
          <table:table-cell office:value-type="string" calcext:value-type="string">
            <text:p>Bэкспер</text:p>
          </table:table-cell>
          <table:table-cell office:value-type="string" calcext:value-type="string">
            <text:p>Bэкспр.общ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0" calcext:value-type="float">
            <text:p>5850</text:p>
          </table:table-cell>
          <table:table-cell table:formula="of:=[.$B$11] * [.B5] * [.$B$12] / [.$B$10]" office:value-type="float" office:value="0.188193966320643" calcext:value-type="float">
            <text:p>0,188193966320643</text:p>
          </table:table-cell>
          <table:table-cell/>
          <table:table-cell table:formula="of:=[.$B$18] / [.$B$20] / [.$B$21] / [.$B$19]" office:value-type="float" office:value="0.00580848762337785" calcext:value-type="float">
            <text:p>0,005808487623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0" calcext:value-type="float">
            <text:p>1260</text:p>
          </table:table-cell>
          <table:table-cell table:formula="of:=[.$B$11] * [.B6] * [.$B$12] / [.$B$10]" office:value-type="float" office:value="0.0405340850536769" calcext:value-type="float">
            <text:p>0,040534085053677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0</text:p>
          </table:table-cell>
          <table:table-cell table:formula="of:=4*PI()/10^7" office:value-type="float" office:value="0.00000125663706143592" calcext:value-type="float">
            <text:p>1,25663706143592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256" calcext:value-type="float">
            <text:p>0,25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8 пунк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7.57" calcext:value-type="float">
            <text:p>167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4" calcext:value-type="float">
            <text:p>0,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50 * 2 * PI()" office:value-type="float" office:value="314.159265358979" calcext:value-type="float">
            <text:p>314,159265358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table:formula="of:=14.9 ^ 2 * PI() / 4 / 10^6" office:value-type="float" office:value="0.000174366246255868" calcext:value-type="float">
            <text:p>0,000174366246256</text:p>
          </table:table-cell>
          <table:table-cell table:number-columns-repeated="3"/>
        </table:table-row>
      </table:table>
      <table:table table:name="Лист2" table:style-name="ta1"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float" office:value="0.0069" calcext:value-type="float">
            <text:p>0,0069</text:p>
          </table:table-cell>
          <table:table-cell/>
        </table:table-row>
        <table:table-row table:style-name="ro1">
          <table:table-cell office:value-type="string" calcext:value-type="string">
            <text:p>deltaL</text:p>
          </table:table-cell>
          <table:table-cell table:formula="of:=0.3*0.5"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2L</text:p>
          </table:table-cell>
          <table:table-cell table:formula="of:=5.4" office:value-type="float" office:value="5.4" calcext:value-type="float">
            <text:p>5,4</text:p>
          </table:table-cell>
          <table:table-cell office:value-type="string" calcext:value-type="string">
            <text:p>Полный размах по горизонтал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14:10:42.319625112</meta:creation-date>
    <meta:generator>LibreOffice/6.4.7.2$Linux_X86_64 LibreOffice_project/40$Build-2</meta:generator>
    <dc:date>2022-09-07T15:55:06.978732011</dc:date>
    <meta:editing-duration>PT47M13S</meta:editing-duration>
    <meta:editing-cycles>8</meta:editing-cycles>
    <meta:document-statistic meta:table-count="2" meta:cell-count="38" meta:object-count="0"/>
  </office:meta>
</office:document-meta>
</file>